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4.898cm" svg:height="8.511cm" svg:x="0.102cm" svg:y="1.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2.999cm" svg:height="8.507cm" svg:x="13.401cm" svg:y="1.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14cm" svg:height="8.507cm" svg:x="0cm" svg:y="10.49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12.999cm" svg:height="8.507cm" svg:x="13.405cm" svg:y="10.49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3.901cm" svg:height="0.962cm" svg:x="5.8cm" svg:y="9.8cm">
          <draw:text-box>
            <text:p text:style-name="P1">Sorted results according cAcc(IFV) - cAcc(LRB)</text:p>
          </draw:text-box>
        </draw:frame>
        <draw:frame draw:style-name="gr2" draw:layer="layout" svg:width="4.727cm" svg:height="0.962cm" svg:x="9.706cm" svg:y="0.038cm">
          <draw:text-box>
            <text:p text:style-name="P1">Original resul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9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Filip Jurcicek</meta:initial-creator>
    <meta:creation-date>2008-05-30T15:52:07</meta:creation-date>
    <dc:creator>Filip Jurcicek</dc:creator>
    <dc:date>2008-05-30T16:47:28</dc:date>
    <meta:editing-cycles>4</meta:editing-cycles>
    <meta:editing-duration>PT55M21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1pt" style:font-size-asian="7.30000019073486pt" style:font-size-complex="7.30000019073486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7.30000019073486pt" style:font-size-complex="7.30000019073486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7.30000019073486pt" style:font-size-complex="7.30000019073486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5.49506425857544pt" style:font-size-asian="5.49506425857544pt" style:font-size-complex="5.49506425857544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5.49506425857544pt" style:font-size-asian="5.49506425857544pt" style:font-size-complex="5.49506425857544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5.49506425857544pt" style:font-size-asian="5.49506425857544pt" style:font-size-complex="5.49506425857544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5.49506425857544pt" style:font-size-asian="5.49506425857544pt" style:font-size-complex="5.49506425857544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cm" svg:height="8.508cm" chart:class="chart:scatter" chart:style-name="ch1">
        <chart:legend chart:legend-position="end" svg:x="9.888cm" svg:y="3.017cm" chart:style-name="ch2"/>
        <chart:plot-area chart:style-name="ch3" chart:data-source-has-labels="both" svg:x="0.26cm" svg:y="0.17cm" svg:width="9.369cm" svg:height="7.997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series chart:style-name="ch10" chart:values-cell-range-address="local-table.$F$2:.$F$11" chart:label-cell-address="local-table.$F$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%OOV(w)</text:p>
              </table:table-cell>
              <table:table-cell office:value-type="string">
                <text:p>%OOV(l)</text:p>
              </table:table-cell>
              <table:table-cell office:value-type="string">
                <text:p>%OOV(p)</text:p>
              </table:table-cell>
              <table:table-cell office:value-type="string">
                <text:p>%OOV(lp)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2613">
                <text:p>2613</text:p>
              </table:table-cell>
              <table:table-cell office:value-type="float" office:value="0.0524301569078">
                <text:p>0.0524301569078</text:p>
              </table:table-cell>
              <table:table-cell office:value-type="float" office:value="0.0489858400306">
                <text:p>0.0489858400306</text:p>
              </table:table-cell>
              <table:table-cell office:value-type="float" office:value="0.0616150019135">
                <text:p>0.0616150019135</text:p>
              </table:table-cell>
              <table:table-cell office:value-type="float" office:value="0.0107156525067">
                <text:p>0.0107156525067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5225">
                <text:p>5225</text:p>
              </table:table-cell>
              <table:table-cell office:value-type="float" office:value="0.0490045941807">
                <text:p>0.0490045941807</text:p>
              </table:table-cell>
              <table:table-cell office:value-type="float" office:value="0.0509188361409">
                <text:p>0.0509188361409</text:p>
              </table:table-cell>
              <table:table-cell office:value-type="float" office:value="0.0474732006126">
                <text:p>0.0474732006126</text:p>
              </table:table-cell>
              <table:table-cell office:value-type="float" office:value="0.00957120980092">
                <text:p>0.00957120980092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835">
                <text:p>7835</text:p>
              </table:table-cell>
              <table:table-cell office:value-type="float" office:value="0.0551724137931">
                <text:p>0.0551724137931</text:p>
              </table:table-cell>
              <table:table-cell office:value-type="float" office:value="0.0498084291188">
                <text:p>0.0498084291188</text:p>
              </table:table-cell>
              <table:table-cell office:value-type="float" office:value="0.0547892720307">
                <text:p>0.0547892720307</text:p>
              </table:table-cell>
              <table:table-cell office:value-type="float" office:value="0.0095785440613">
                <text:p>0.0095785440613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10443">
                <text:p>10443</text:p>
              </table:table-cell>
              <table:table-cell office:value-type="float" office:value="0.0463957055215">
                <text:p>0.0463957055215</text:p>
              </table:table-cell>
              <table:table-cell office:value-type="float" office:value="0.0406441717791">
                <text:p>0.0406441717791</text:p>
              </table:table-cell>
              <table:table-cell office:value-type="float" office:value="0.0498466257669">
                <text:p>0.0498466257669</text:p>
              </table:table-cell>
              <table:table-cell office:value-type="float" office:value="0.00766871165644">
                <text:p>0.00766871165644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3066">
                <text:p>13066</text:p>
              </table:table-cell>
              <table:table-cell office:value-type="float" office:value="0.0510865421273">
                <text:p>0.0510865421273</text:p>
              </table:table-cell>
              <table:table-cell office:value-type="float" office:value="0.0461303850553">
                <text:p>0.0461303850553</text:p>
              </table:table-cell>
              <table:table-cell office:value-type="float" office:value="0.0449866565002">
                <text:p>0.0449866565002</text:p>
              </table:table-cell>
              <table:table-cell office:value-type="float" office:value="0.0110560426992">
                <text:p>0.0110560426992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15674">
                <text:p>15674</text:p>
              </table:table-cell>
              <table:table-cell office:value-type="float" office:value="0.0548312883436">
                <text:p>0.0548312883436</text:p>
              </table:table-cell>
              <table:table-cell office:value-type="float" office:value="0.0532975460123">
                <text:p>0.0532975460123</text:p>
              </table:table-cell>
              <table:table-cell office:value-type="float" office:value="0.0506134969325">
                <text:p>0.0506134969325</text:p>
              </table:table-cell>
              <table:table-cell office:value-type="float" office:value="0.0111196319018">
                <text:p>0.0111196319018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18284">
                <text:p>18284</text:p>
              </table:table-cell>
              <table:table-cell office:value-type="float" office:value="0.0547892720307">
                <text:p>0.0547892720307</text:p>
              </table:table-cell>
              <table:table-cell office:value-type="float" office:value="0.051724137931">
                <text:p>0.051724137931</text:p>
              </table:table-cell>
              <table:table-cell office:value-type="float" office:value="0.0486590038314">
                <text:p>0.0486590038314</text:p>
              </table:table-cell>
              <table:table-cell office:value-type="float" office:value="0.00727969348659">
                <text:p>0.0072796934865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20905">
                <text:p>20905</text:p>
              </table:table-cell>
              <table:table-cell office:value-type="float" office:value="0.0457840518886">
                <text:p>0.0457840518886</text:p>
              </table:table-cell>
              <table:table-cell office:value-type="float" office:value="0.0454025181229">
                <text:p>0.0454025181229</text:p>
              </table:table-cell>
              <table:table-cell office:value-type="float" office:value="0.0507439908432">
                <text:p>0.0507439908432</text:p>
              </table:table-cell>
              <table:table-cell office:value-type="float" office:value="0.00915681037772">
                <text:p>0.00915681037772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23512">
                <text:p>23512</text:p>
              </table:table-cell>
              <table:table-cell office:value-type="float" office:value="0.0613732259302">
                <text:p>0.0613732259302</text:p>
              </table:table-cell>
              <table:table-cell office:value-type="float" office:value="0.0594553126199">
                <text:p>0.0594553126199</text:p>
              </table:table-cell>
              <table:table-cell office:value-type="float" office:value="0.0510164940545">
                <text:p>0.0510164940545</text:p>
              </table:table-cell>
              <table:table-cell office:value-type="float" office:value="0.0149597238205">
                <text:p>0.014959723820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26051">
                <text:p>26051</text:p>
              </table:table-cell>
              <table:table-cell office:value-type="float" office:value="0.0504135486412">
                <text:p>0.0504135486412</text:p>
              </table:table-cell>
              <table:table-cell office:value-type="float" office:value="0.0445057109098">
                <text:p>0.0445057109098</text:p>
              </table:table-cell>
              <table:table-cell office:value-type="float" office:value="0.0500196927924">
                <text:p>0.0500196927924</text:p>
              </table:table-cell>
              <table:table-cell office:value-type="float" office:value="0.00787711697519">
                <text:p>0.00787711697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7.5pt" style:font-size-complex="7.5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cm" svg:height="8.508cm" chart:class="chart:scatter" chart:style-name="ch1">
        <chart:legend chart:legend-position="end" svg:x="10.119cm" svg:y="3.783cm" chart:style-name="ch2"/>
        <chart:plot-area chart:style-name="ch3" chart:data-source-has-labels="both" svg:x="0.258cm" svg:y="0.17cm" svg:width="10.089cm" svg:height="7.995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Acc(LRB)</text:p>
              </table:table-cell>
              <table:table-cell office:value-type="string">
                <text:p>cAcc(IFV)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2613">
                <text:p>2613</text:p>
              </table:table-cell>
              <table:table-cell office:value-type="float" office:value="0.694727104533">
                <text:p>0.694727104533</text:p>
              </table:table-cell>
              <table:table-cell office:value-type="float" office:value="0.747456059204">
                <text:p>0.74745605920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5225">
                <text:p>5225</text:p>
              </table:table-cell>
              <table:table-cell office:value-type="float" office:value="0.695821185617">
                <text:p>0.695821185617</text:p>
              </table:table-cell>
              <table:table-cell office:value-type="float" office:value="0.739552964043">
                <text:p>0.739552964043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835">
                <text:p>7835</text:p>
              </table:table-cell>
              <table:table-cell office:value-type="float" office:value="0.710253998119">
                <text:p>0.710253998119</text:p>
              </table:table-cell>
              <table:table-cell office:value-type="float" office:value="0.758231420508">
                <text:p>0.758231420508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10443">
                <text:p>10443</text:p>
              </table:table-cell>
              <table:table-cell office:value-type="float" office:value="0.683119447187">
                <text:p>0.683119447187</text:p>
              </table:table-cell>
              <table:table-cell office:value-type="float" office:value="0.741362290227">
                <text:p>0.741362290227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3066">
                <text:p>13066</text:p>
              </table:table-cell>
              <table:table-cell office:value-type="float" office:value="0.701520912548">
                <text:p>0.7015209125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15674">
                <text:p>15674</text:p>
              </table:table-cell>
              <table:table-cell office:value-type="float" office:value="0.702044790652">
                <text:p>0.702044790652</text:p>
              </table:table-cell>
              <table:table-cell office:value-type="float" office:value="0.762414800389">
                <text:p>0.762414800389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18284">
                <text:p>18284</text:p>
              </table:table-cell>
              <table:table-cell office:value-type="float" office:value="0.700925925926">
                <text:p>0.700925925926</text:p>
              </table:table-cell>
              <table:table-cell office:value-type="float" office:value="0.757407407407">
                <text:p>0.757407407407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20905">
                <text:p>20905</text:p>
              </table:table-cell>
              <table:table-cell office:value-type="float" office:value="0.689557855127">
                <text:p>0.689557855127</text:p>
              </table:table-cell>
              <table:table-cell office:value-type="float" office:value="0.739416745061">
                <text:p>0.739416745061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23512">
                <text:p>23512</text:p>
              </table:table-cell>
              <table:table-cell office:value-type="float" office:value="0.6688867745">
                <text:p>0.6688867745</text:p>
              </table:table-cell>
              <table:table-cell office:value-type="float" office:value="0.737392959087">
                <text:p>0.737392959087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26051">
                <text:p>26051</text:p>
              </table:table-cell>
              <table:table-cell office:value-type="float" office:value="0.685966633955">
                <text:p>0.685966633955</text:p>
              </table:table-cell>
              <table:table-cell office:value-type="float" office:value="0.764474975466">
                <text:p>0.7644749754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7.40000009536743pt" style:font-size-complex="7.4000000953674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cm" svg:height="8.508cm" chart:class="chart:scatter" chart:style-name="ch1">
        <chart:legend chart:legend-position="end" svg:x="9.809cm" svg:y="2.783cm" chart:style-name="ch2"/>
        <chart:plot-area chart:style-name="ch3" chart:data-source-has-labels="both" svg:x="0.258cm" svg:y="0.169cm" svg:width="10.22cm" svg:height="7.995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series chart:style-name="ch10" chart:values-cell-range-address="local-table.$F$2:.$F$11" chart:label-cell-address="local-table.$F$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%OOV(w)</text:p>
              </table:table-cell>
              <table:table-cell office:value-type="string">
                <text:p>%OOV(l)</text:p>
              </table:table-cell>
              <table:table-cell office:value-type="string">
                <text:p>%OOV(p)</text:p>
              </table:table-cell>
              <table:table-cell office:value-type="string">
                <text:p>%OOV(lp)</text:p>
              </table:table-cell>
            </table:table-row>
          </table:table-header-rows>
          <table:table-rows>
            <table:table-row>
              <table:table-cell office:value-type="string">
                <text:p>Fila 13</text:p>
              </table:table-cell>
              <table:table-cell office:value-type="float" office:value="2620">
                <text:p>2620</text:p>
              </table:table-cell>
              <table:table-cell office:value-type="float" office:value="0.0916030534351">
                <text:p>0.0916030534351</text:p>
              </table:table-cell>
              <table:table-cell office:value-type="float" office:value="0.0862595419847">
                <text:p>0.0862595419847</text:p>
              </table:table-cell>
              <table:table-cell office:value-type="float" office:value="0.0812977099237">
                <text:p>0.0812977099237</text:p>
              </table:table-cell>
              <table:table-cell office:value-type="float" office:value="0.0118320610687">
                <text:p>0.0118320610687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5230">
                <text:p>5230</text:p>
              </table:table-cell>
              <table:table-cell office:value-type="float" office:value="0.0582375478927">
                <text:p>0.0582375478927</text:p>
              </table:table-cell>
              <table:table-cell office:value-type="float" office:value="0.0505747126437">
                <text:p>0.0505747126437</text:p>
              </table:table-cell>
              <table:table-cell office:value-type="float" office:value="0.0498084291188">
                <text:p>0.0498084291188</text:p>
              </table:table-cell>
              <table:table-cell office:value-type="float" office:value="0.0088122605364">
                <text:p>0.0088122605364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7842">
                <text:p>7842</text:p>
              </table:table-cell>
              <table:table-cell office:value-type="float" office:value="0.0478560490046">
                <text:p>0.0478560490046</text:p>
              </table:table-cell>
              <table:table-cell office:value-type="float" office:value="0.0405819295559">
                <text:p>0.0405819295559</text:p>
              </table:table-cell>
              <table:table-cell office:value-type="float" office:value="0.0566615620214">
                <text:p>0.0566615620214</text:p>
              </table:table-cell>
              <table:table-cell office:value-type="float" office:value="0.00803981623277">
                <text:p>0.00803981623277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0449">
                <text:p>10449</text:p>
              </table:table-cell>
              <table:table-cell office:value-type="float" office:value="0.0433448408132">
                <text:p>0.0433448408132</text:p>
              </table:table-cell>
              <table:table-cell office:value-type="float" office:value="0.0425776754891">
                <text:p>0.0425776754891</text:p>
              </table:table-cell>
              <table:table-cell office:value-type="float" office:value="0.0460299194476">
                <text:p>0.0460299194476</text:p>
              </table:table-cell>
              <table:table-cell office:value-type="float" office:value="0.00958956655159">
                <text:p>0.00958956655159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3065">
                <text:p>13065</text:p>
              </table:table-cell>
              <table:table-cell office:value-type="float" office:value="0.0451070336391">
                <text:p>0.0451070336391</text:p>
              </table:table-cell>
              <table:table-cell office:value-type="float" office:value="0.0378440366972">
                <text:p>0.0378440366972</text:p>
              </table:table-cell>
              <table:table-cell office:value-type="float" office:value="0.0470183486239">
                <text:p>0.0470183486239</text:p>
              </table:table-cell>
              <table:table-cell office:value-type="float" office:value="0.00840978593272">
                <text:p>0.00840978593272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5671">
                <text:p>15671</text:p>
              </table:table-cell>
              <table:table-cell office:value-type="float" office:value="0.0379892555641">
                <text:p>0.0379892555641</text:p>
              </table:table-cell>
              <table:table-cell office:value-type="float" office:value="0.0364543361474">
                <text:p>0.0364543361474</text:p>
              </table:table-cell>
              <table:table-cell office:value-type="float" office:value="0.0387567152724">
                <text:p>0.0387567152724</text:p>
              </table:table-cell>
              <table:table-cell office:value-type="float" office:value="0.00920951650038">
                <text:p>0.0092095165003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8280">
                <text:p>18280</text:p>
              </table:table-cell>
              <table:table-cell office:value-type="float" office:value="0.0463779225757">
                <text:p>0.0463779225757</text:p>
              </table:table-cell>
              <table:table-cell office:value-type="float" office:value="0.0433116136451">
                <text:p>0.0433116136451</text:p>
              </table:table-cell>
              <table:table-cell office:value-type="float" office:value="0.0394787274818">
                <text:p>0.0394787274818</text:p>
              </table:table-cell>
              <table:table-cell office:value-type="float" office:value="0.00996550402453">
                <text:p>0.00996550402453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20901">
                <text:p>20901</text:p>
              </table:table-cell>
              <table:table-cell office:value-type="float" office:value="0.0446394505914">
                <text:p>0.0446394505914</text:p>
              </table:table-cell>
              <table:table-cell office:value-type="float" office:value="0.0461655856543">
                <text:p>0.0461655856543</text:p>
              </table:table-cell>
              <table:table-cell office:value-type="float" office:value="0.0427317817627">
                <text:p>0.0427317817627</text:p>
              </table:table-cell>
              <table:table-cell office:value-type="float" office:value="0.0118275467379">
                <text:p>0.0118275467379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3519">
                <text:p>23519</text:p>
              </table:table-cell>
              <table:table-cell office:value-type="float" office:value="0.0485103132162">
                <text:p>0.0485103132162</text:p>
              </table:table-cell>
              <table:table-cell office:value-type="float" office:value="0.046218487395">
                <text:p>0.046218487395</text:p>
              </table:table-cell>
              <table:table-cell office:value-type="float" office:value="0.0488922841864">
                <text:p>0.0488922841864</text:p>
              </table:table-cell>
              <table:table-cell office:value-type="float" office:value="0.011077158136">
                <text:p>0.011077158136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6051">
                <text:p>26051</text:p>
              </table:table-cell>
              <table:table-cell office:value-type="float" office:value="0.0576619273302">
                <text:p>0.0576619273302</text:p>
              </table:table-cell>
              <table:table-cell office:value-type="float" office:value="0.0612164296998">
                <text:p>0.0612164296998</text:p>
              </table:table-cell>
              <table:table-cell office:value-type="float" office:value="0.0592417061611">
                <text:p>0.0592417061611</text:p>
              </table:table-cell>
              <table:table-cell office:value-type="float" office:value="0.0102685624013">
                <text:p>0.01026856240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11.0051717758179pt" style:font-size-asian="7.30343246459961pt" style:font-size-complex="7.30343246459961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7.30000019073486pt" style:font-size-complex="7.30000019073486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7.30000019073486pt" style:font-size-complex="7.30000019073486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5.49506425857544pt" style:font-size-asian="5.49506425857544pt" style:font-size-complex="5.49506425857544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5.49506425857544pt" style:font-size-asian="5.49506425857544pt" style:font-size-complex="5.49506425857544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5.49506425857544pt" style:font-size-asian="5.49506425857544pt" style:font-size-complex="5.49506425857544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5.49506425857544pt" style:font-size-asian="5.49506425857544pt" style:font-size-complex="5.49506425857544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899cm" svg:height="8.512cm" chart:class="chart:scatter" chart:style-name="ch1">
        <chart:legend chart:legend-position="end" svg:x="10.53cm" svg:y="3.018cm" chart:style-name="ch2"/>
        <chart:plot-area chart:style-name="ch3" chart:data-source-has-labels="both" svg:x="0.297cm" svg:y="0.17cm" svg:width="10.737cm" svg:height="8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series chart:style-name="ch10" chart:values-cell-range-address="local-table.$F$2:.$F$11" chart:label-cell-address="local-table.$F$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%OOV(w)</text:p>
              </table:table-cell>
              <table:table-cell office:value-type="string">
                <text:p>%OOV(l)</text:p>
              </table:table-cell>
              <table:table-cell office:value-type="string">
                <text:p>%OOV(p)</text:p>
              </table:table-cell>
              <table:table-cell office:value-type="string">
                <text:p>%OOV(lp)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2613">
                <text:p>2613</text:p>
              </table:table-cell>
              <table:table-cell office:value-type="float" office:value="0.0524301569078">
                <text:p>0.0524301569078</text:p>
              </table:table-cell>
              <table:table-cell office:value-type="float" office:value="0.0489858400306">
                <text:p>0.0489858400306</text:p>
              </table:table-cell>
              <table:table-cell office:value-type="float" office:value="0.0616150019135">
                <text:p>0.0616150019135</text:p>
              </table:table-cell>
              <table:table-cell office:value-type="float" office:value="0.0107156525067">
                <text:p>0.0107156525067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5225">
                <text:p>5225</text:p>
              </table:table-cell>
              <table:table-cell office:value-type="float" office:value="0.0490045941807">
                <text:p>0.0490045941807</text:p>
              </table:table-cell>
              <table:table-cell office:value-type="float" office:value="0.0509188361409">
                <text:p>0.0509188361409</text:p>
              </table:table-cell>
              <table:table-cell office:value-type="float" office:value="0.0474732006126">
                <text:p>0.0474732006126</text:p>
              </table:table-cell>
              <table:table-cell office:value-type="float" office:value="0.00957120980092">
                <text:p>0.00957120980092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835">
                <text:p>7835</text:p>
              </table:table-cell>
              <table:table-cell office:value-type="float" office:value="0.0551724137931">
                <text:p>0.0551724137931</text:p>
              </table:table-cell>
              <table:table-cell office:value-type="float" office:value="0.0498084291188">
                <text:p>0.0498084291188</text:p>
              </table:table-cell>
              <table:table-cell office:value-type="float" office:value="0.0547892720307">
                <text:p>0.0547892720307</text:p>
              </table:table-cell>
              <table:table-cell office:value-type="float" office:value="0.0095785440613">
                <text:p>0.0095785440613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10443">
                <text:p>10443</text:p>
              </table:table-cell>
              <table:table-cell office:value-type="float" office:value="0.0463957055215">
                <text:p>0.0463957055215</text:p>
              </table:table-cell>
              <table:table-cell office:value-type="float" office:value="0.0406441717791">
                <text:p>0.0406441717791</text:p>
              </table:table-cell>
              <table:table-cell office:value-type="float" office:value="0.0498466257669">
                <text:p>0.0498466257669</text:p>
              </table:table-cell>
              <table:table-cell office:value-type="float" office:value="0.00766871165644">
                <text:p>0.00766871165644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3066">
                <text:p>13066</text:p>
              </table:table-cell>
              <table:table-cell office:value-type="float" office:value="0.0510865421273">
                <text:p>0.0510865421273</text:p>
              </table:table-cell>
              <table:table-cell office:value-type="float" office:value="0.0461303850553">
                <text:p>0.0461303850553</text:p>
              </table:table-cell>
              <table:table-cell office:value-type="float" office:value="0.0449866565002">
                <text:p>0.0449866565002</text:p>
              </table:table-cell>
              <table:table-cell office:value-type="float" office:value="0.0110560426992">
                <text:p>0.0110560426992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15674">
                <text:p>15674</text:p>
              </table:table-cell>
              <table:table-cell office:value-type="float" office:value="0.0548312883436">
                <text:p>0.0548312883436</text:p>
              </table:table-cell>
              <table:table-cell office:value-type="float" office:value="0.0532975460123">
                <text:p>0.0532975460123</text:p>
              </table:table-cell>
              <table:table-cell office:value-type="float" office:value="0.0506134969325">
                <text:p>0.0506134969325</text:p>
              </table:table-cell>
              <table:table-cell office:value-type="float" office:value="0.0111196319018">
                <text:p>0.0111196319018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18284">
                <text:p>18284</text:p>
              </table:table-cell>
              <table:table-cell office:value-type="float" office:value="0.0547892720307">
                <text:p>0.0547892720307</text:p>
              </table:table-cell>
              <table:table-cell office:value-type="float" office:value="0.051724137931">
                <text:p>0.051724137931</text:p>
              </table:table-cell>
              <table:table-cell office:value-type="float" office:value="0.0486590038314">
                <text:p>0.0486590038314</text:p>
              </table:table-cell>
              <table:table-cell office:value-type="float" office:value="0.00727969348659">
                <text:p>0.00727969348659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20905">
                <text:p>20905</text:p>
              </table:table-cell>
              <table:table-cell office:value-type="float" office:value="0.0457840518886">
                <text:p>0.0457840518886</text:p>
              </table:table-cell>
              <table:table-cell office:value-type="float" office:value="0.0454025181229">
                <text:p>0.0454025181229</text:p>
              </table:table-cell>
              <table:table-cell office:value-type="float" office:value="0.0507439908432">
                <text:p>0.0507439908432</text:p>
              </table:table-cell>
              <table:table-cell office:value-type="float" office:value="0.00915681037772">
                <text:p>0.00915681037772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23512">
                <text:p>23512</text:p>
              </table:table-cell>
              <table:table-cell office:value-type="float" office:value="0.0613732259302">
                <text:p>0.0613732259302</text:p>
              </table:table-cell>
              <table:table-cell office:value-type="float" office:value="0.0594553126199">
                <text:p>0.0594553126199</text:p>
              </table:table-cell>
              <table:table-cell office:value-type="float" office:value="0.0510164940545">
                <text:p>0.0510164940545</text:p>
              </table:table-cell>
              <table:table-cell office:value-type="float" office:value="0.0149597238205">
                <text:p>0.0149597238205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26051">
                <text:p>26051</text:p>
              </table:table-cell>
              <table:table-cell office:value-type="float" office:value="0.0504135486412">
                <text:p>0.0504135486412</text:p>
              </table:table-cell>
              <table:table-cell office:value-type="float" office:value="0.0445057109098">
                <text:p>0.0445057109098</text:p>
              </table:table-cell>
              <table:table-cell office:value-type="float" office:value="0.0500196927924">
                <text:p>0.0500196927924</text:p>
              </table:table-cell>
              <table:table-cell office:value-type="float" office:value="0.00787711697519">
                <text:p>0.007877116975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1pt" style:font-size-asian="7.5pt" style:font-size-complex="7.5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cm" svg:height="8.508cm" chart:class="chart:scatter" chart:style-name="ch1">
        <chart:legend chart:legend-position="end" svg:x="10.118cm" svg:y="3.782cm" chart:style-name="ch2"/>
        <chart:plot-area chart:style-name="ch3" chart:data-source-has-labels="both" svg:x="0.258cm" svg:y="0.17cm" svg:width="10.089cm" svg:height="7.995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Acc(LRB)</text:p>
              </table:table-cell>
              <table:table-cell office:value-type="string">
                <text:p>cAcc(IFV)</text:p>
              </table:table-cell>
            </table:table-row>
          </table:table-header-rows>
          <table:table-rows>
            <table:table-row>
              <table:table-cell office:value-type="string">
                <text:p>Fila 2</text:p>
              </table:table-cell>
              <table:table-cell office:value-type="float" office:value="2613">
                <text:p>2613</text:p>
              </table:table-cell>
              <table:table-cell office:value-type="float" office:value="0.694727104533">
                <text:p>0.694727104533</text:p>
              </table:table-cell>
              <table:table-cell office:value-type="float" office:value="0.747456059204">
                <text:p>0.747456059204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5225">
                <text:p>5225</text:p>
              </table:table-cell>
              <table:table-cell office:value-type="float" office:value="0.695821185617">
                <text:p>0.695821185617</text:p>
              </table:table-cell>
              <table:table-cell office:value-type="float" office:value="0.739552964043">
                <text:p>0.739552964043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7835">
                <text:p>7835</text:p>
              </table:table-cell>
              <table:table-cell office:value-type="float" office:value="0.710253998119">
                <text:p>0.710253998119</text:p>
              </table:table-cell>
              <table:table-cell office:value-type="float" office:value="0.758231420508">
                <text:p>0.758231420508</text:p>
              </table:table-cell>
            </table:table-row>
            <table:table-row>
              <table:table-cell office:value-type="string">
                <text:p>Fila 5</text:p>
              </table:table-cell>
              <table:table-cell office:value-type="float" office:value="10443">
                <text:p>10443</text:p>
              </table:table-cell>
              <table:table-cell office:value-type="float" office:value="0.683119447187">
                <text:p>0.683119447187</text:p>
              </table:table-cell>
              <table:table-cell office:value-type="float" office:value="0.741362290227">
                <text:p>0.741362290227</text:p>
              </table:table-cell>
            </table:table-row>
            <table:table-row>
              <table:table-cell office:value-type="string">
                <text:p>Fila 6</text:p>
              </table:table-cell>
              <table:table-cell office:value-type="float" office:value="13066">
                <text:p>13066</text:p>
              </table:table-cell>
              <table:table-cell office:value-type="float" office:value="0.701520912548">
                <text:p>0.70152091254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Fila 7</text:p>
              </table:table-cell>
              <table:table-cell office:value-type="float" office:value="15674">
                <text:p>15674</text:p>
              </table:table-cell>
              <table:table-cell office:value-type="float" office:value="0.702044790652">
                <text:p>0.702044790652</text:p>
              </table:table-cell>
              <table:table-cell office:value-type="float" office:value="0.762414800389">
                <text:p>0.762414800389</text:p>
              </table:table-cell>
            </table:table-row>
            <table:table-row>
              <table:table-cell office:value-type="string">
                <text:p>Fila 8</text:p>
              </table:table-cell>
              <table:table-cell office:value-type="float" office:value="18284">
                <text:p>18284</text:p>
              </table:table-cell>
              <table:table-cell office:value-type="float" office:value="0.700925925926">
                <text:p>0.700925925926</text:p>
              </table:table-cell>
              <table:table-cell office:value-type="float" office:value="0.757407407407">
                <text:p>0.757407407407</text:p>
              </table:table-cell>
            </table:table-row>
            <table:table-row>
              <table:table-cell office:value-type="string">
                <text:p>Fila 9</text:p>
              </table:table-cell>
              <table:table-cell office:value-type="float" office:value="20905">
                <text:p>20905</text:p>
              </table:table-cell>
              <table:table-cell office:value-type="float" office:value="0.689557855127">
                <text:p>0.689557855127</text:p>
              </table:table-cell>
              <table:table-cell office:value-type="float" office:value="0.739416745061">
                <text:p>0.739416745061</text:p>
              </table:table-cell>
            </table:table-row>
            <table:table-row>
              <table:table-cell office:value-type="string">
                <text:p>Fila 10</text:p>
              </table:table-cell>
              <table:table-cell office:value-type="float" office:value="23512">
                <text:p>23512</text:p>
              </table:table-cell>
              <table:table-cell office:value-type="float" office:value="0.6688867745">
                <text:p>0.6688867745</text:p>
              </table:table-cell>
              <table:table-cell office:value-type="float" office:value="0.737392959087">
                <text:p>0.737392959087</text:p>
              </table:table-cell>
            </table:table-row>
            <table:table-row>
              <table:table-cell office:value-type="string">
                <text:p>Fila 11</text:p>
              </table:table-cell>
              <table:table-cell office:value-type="float" office:value="26051">
                <text:p>26051</text:p>
              </table:table-cell>
              <table:table-cell office:value-type="float" office:value="0.685966633955">
                <text:p>0.685966633955</text:p>
              </table:table-cell>
              <table:table-cell office:value-type="float" office:value="0.764474975466">
                <text:p>0.7644749754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7.5pt" style:font-size-complex="7.5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cm" svg:height="8.508cm" chart:class="chart:scatter" chart:style-name="ch1">
        <chart:legend chart:legend-position="end" svg:x="10.119cm" svg:y="3.783cm" chart:style-name="ch2"/>
        <chart:plot-area chart:style-name="ch3" chart:data-source-has-labels="both" svg:x="0.258cm" svg:y="0.17cm" svg:width="10.089cm" svg:height="7.995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Acc(LRB)</text:p>
              </table:table-cell>
              <table:table-cell office:value-type="string">
                <text:p>cAcc(IFV)</text:p>
              </table:table-cell>
            </table:table-row>
          </table:table-header-rows>
          <table:table-rows>
            <table:table-row>
              <table:table-cell office:value-type="string">
                <text:p>Fila 13</text:p>
              </table:table-cell>
              <table:table-cell office:value-type="float" office:value="2620">
                <text:p>2620</text:p>
              </table:table-cell>
              <table:table-cell office:value-type="float" office:value="0.0691547749726">
                <text:p>0.0691547749726</text:p>
              </table:table-cell>
              <table:table-cell office:value-type="float" office:value="0.798024149286">
                <text:p>0.798024149286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5230">
                <text:p>5230</text:p>
              </table:table-cell>
              <table:table-cell office:value-type="float" office:value="0.514886164623">
                <text:p>0.514886164623</text:p>
              </table:table-cell>
              <table:table-cell office:value-type="float" office:value="0.830998248687">
                <text:p>0.830998248687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7842">
                <text:p>7842</text:p>
              </table:table-cell>
              <table:table-cell office:value-type="float" office:value="0.734862385321">
                <text:p>0.734862385321</text:p>
              </table:table-cell>
              <table:table-cell office:value-type="float" office:value="0.782568807339">
                <text:p>0.782568807339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0449">
                <text:p>10449</text:p>
              </table:table-cell>
              <table:table-cell office:value-type="float" office:value="0.773888363292">
                <text:p>0.773888363292</text:p>
              </table:table-cell>
              <table:table-cell office:value-type="float" office:value="0.773888363292">
                <text:p>0.773888363292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3065">
                <text:p>13065</text:p>
              </table:table-cell>
              <table:table-cell office:value-type="float" office:value="0.790540540541">
                <text:p>0.790540540541</text:p>
              </table:table-cell>
              <table:table-cell office:value-type="float" office:value="0.790540540541">
                <text:p>0.790540540541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5671">
                <text:p>15671</text:p>
              </table:table-cell>
              <table:table-cell office:value-type="float" office:value="0.802631578947">
                <text:p>0.802631578947</text:p>
              </table:table-cell>
              <table:table-cell office:value-type="float" office:value="0.802631578947">
                <text:p>0.802631578947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8280">
                <text:p>18280</text:p>
              </table:table-cell>
              <table:table-cell office:value-type="float" office:value="0.806953339433">
                <text:p>0.806953339433</text:p>
              </table:table-cell>
              <table:table-cell office:value-type="float" office:value="0.806953339433">
                <text:p>0.806953339433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20901">
                <text:p>20901</text:p>
              </table:table-cell>
              <table:table-cell office:value-type="float" office:value="0.780847145488">
                <text:p>0.780847145488</text:p>
              </table:table-cell>
              <table:table-cell office:value-type="float" office:value="0.780847145488">
                <text:p>0.780847145488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3519">
                <text:p>23519</text:p>
              </table:table-cell>
              <table:table-cell office:value-type="float" office:value="0.797169811321">
                <text:p>0.797169811321</text:p>
              </table:table-cell>
              <table:table-cell office:value-type="float" office:value="0.77641509434">
                <text:p>0.77641509434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6051">
                <text:p>26051</text:p>
              </table:table-cell>
              <table:table-cell office:value-type="float" office:value="0.79552715655">
                <text:p>0.79552715655</text:p>
              </table:table-cell>
              <table:table-cell office:value-type="float" office:value="0.301384451544">
                <text:p>0.3013844515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1pt" style:font-size-asian="7.40000009536743pt" style:font-size-complex="7.4000000953674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001cm" svg:height="8.508cm" chart:class="chart:scatter" chart:style-name="ch1">
        <chart:legend chart:legend-position="end" svg:x="10.564cm" svg:y="2.782cm" chart:style-name="ch2"/>
        <chart:plot-area chart:style-name="ch3" chart:data-source-has-labels="both" svg:x="0.277cm" svg:y="0.169cm" svg:width="11.006cm" svg:height="7.995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series chart:style-name="ch10" chart:values-cell-range-address="local-table.$F$2:.$F$11" chart:label-cell-address="local-table.$F$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%OOV(w)</text:p>
              </table:table-cell>
              <table:table-cell office:value-type="string">
                <text:p>%OOV(l)</text:p>
              </table:table-cell>
              <table:table-cell office:value-type="string">
                <text:p>%OOV(p)</text:p>
              </table:table-cell>
              <table:table-cell office:value-type="string">
                <text:p>%OOV(lp)</text:p>
              </table:table-cell>
            </table:table-row>
          </table:table-header-rows>
          <table:table-rows>
            <table:table-row>
              <table:table-cell office:value-type="string">
                <text:p>Fila 13</text:p>
              </table:table-cell>
              <table:table-cell office:value-type="float" office:value="2620">
                <text:p>2620</text:p>
              </table:table-cell>
              <table:table-cell office:value-type="float" office:value="0.0916030534351">
                <text:p>0.0916030534351</text:p>
              </table:table-cell>
              <table:table-cell office:value-type="float" office:value="0.0862595419847">
                <text:p>0.0862595419847</text:p>
              </table:table-cell>
              <table:table-cell office:value-type="float" office:value="0.0812977099237">
                <text:p>0.0812977099237</text:p>
              </table:table-cell>
              <table:table-cell office:value-type="float" office:value="0.0118320610687">
                <text:p>0.0118320610687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5230">
                <text:p>5230</text:p>
              </table:table-cell>
              <table:table-cell office:value-type="float" office:value="0.0582375478927">
                <text:p>0.0582375478927</text:p>
              </table:table-cell>
              <table:table-cell office:value-type="float" office:value="0.0505747126437">
                <text:p>0.0505747126437</text:p>
              </table:table-cell>
              <table:table-cell office:value-type="float" office:value="0.0498084291188">
                <text:p>0.0498084291188</text:p>
              </table:table-cell>
              <table:table-cell office:value-type="float" office:value="0.0088122605364">
                <text:p>0.0088122605364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7842">
                <text:p>7842</text:p>
              </table:table-cell>
              <table:table-cell office:value-type="float" office:value="0.0478560490046">
                <text:p>0.0478560490046</text:p>
              </table:table-cell>
              <table:table-cell office:value-type="float" office:value="0.0405819295559">
                <text:p>0.0405819295559</text:p>
              </table:table-cell>
              <table:table-cell office:value-type="float" office:value="0.0566615620214">
                <text:p>0.0566615620214</text:p>
              </table:table-cell>
              <table:table-cell office:value-type="float" office:value="0.00803981623277">
                <text:p>0.00803981623277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0449">
                <text:p>10449</text:p>
              </table:table-cell>
              <table:table-cell office:value-type="float" office:value="0.0433448408132">
                <text:p>0.0433448408132</text:p>
              </table:table-cell>
              <table:table-cell office:value-type="float" office:value="0.0425776754891">
                <text:p>0.0425776754891</text:p>
              </table:table-cell>
              <table:table-cell office:value-type="float" office:value="0.0460299194476">
                <text:p>0.0460299194476</text:p>
              </table:table-cell>
              <table:table-cell office:value-type="float" office:value="0.00958956655159">
                <text:p>0.00958956655159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3065">
                <text:p>13065</text:p>
              </table:table-cell>
              <table:table-cell office:value-type="float" office:value="0.0451070336391">
                <text:p>0.0451070336391</text:p>
              </table:table-cell>
              <table:table-cell office:value-type="float" office:value="0.0378440366972">
                <text:p>0.0378440366972</text:p>
              </table:table-cell>
              <table:table-cell office:value-type="float" office:value="0.0470183486239">
                <text:p>0.0470183486239</text:p>
              </table:table-cell>
              <table:table-cell office:value-type="float" office:value="0.00840978593272">
                <text:p>0.00840978593272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5671">
                <text:p>15671</text:p>
              </table:table-cell>
              <table:table-cell office:value-type="float" office:value="0.0379892555641">
                <text:p>0.0379892555641</text:p>
              </table:table-cell>
              <table:table-cell office:value-type="float" office:value="0.0364543361474">
                <text:p>0.0364543361474</text:p>
              </table:table-cell>
              <table:table-cell office:value-type="float" office:value="0.0387567152724">
                <text:p>0.0387567152724</text:p>
              </table:table-cell>
              <table:table-cell office:value-type="float" office:value="0.00920951650038">
                <text:p>0.00920951650038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8280">
                <text:p>18280</text:p>
              </table:table-cell>
              <table:table-cell office:value-type="float" office:value="0.0463779225757">
                <text:p>0.0463779225757</text:p>
              </table:table-cell>
              <table:table-cell office:value-type="float" office:value="0.0433116136451">
                <text:p>0.0433116136451</text:p>
              </table:table-cell>
              <table:table-cell office:value-type="float" office:value="0.0394787274818">
                <text:p>0.0394787274818</text:p>
              </table:table-cell>
              <table:table-cell office:value-type="float" office:value="0.00996550402453">
                <text:p>0.00996550402453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20901">
                <text:p>20901</text:p>
              </table:table-cell>
              <table:table-cell office:value-type="float" office:value="0.0446394505914">
                <text:p>0.0446394505914</text:p>
              </table:table-cell>
              <table:table-cell office:value-type="float" office:value="0.0461655856543">
                <text:p>0.0461655856543</text:p>
              </table:table-cell>
              <table:table-cell office:value-type="float" office:value="0.0427317817627">
                <text:p>0.0427317817627</text:p>
              </table:table-cell>
              <table:table-cell office:value-type="float" office:value="0.0118275467379">
                <text:p>0.0118275467379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3519">
                <text:p>23519</text:p>
              </table:table-cell>
              <table:table-cell office:value-type="float" office:value="0.0485103132162">
                <text:p>0.0485103132162</text:p>
              </table:table-cell>
              <table:table-cell office:value-type="float" office:value="0.046218487395">
                <text:p>0.046218487395</text:p>
              </table:table-cell>
              <table:table-cell office:value-type="float" office:value="0.0488922841864">
                <text:p>0.0488922841864</text:p>
              </table:table-cell>
              <table:table-cell office:value-type="float" office:value="0.011077158136">
                <text:p>0.011077158136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6051">
                <text:p>26051</text:p>
              </table:table-cell>
              <table:table-cell office:value-type="float" office:value="0.0576619273302">
                <text:p>0.0576619273302</text:p>
              </table:table-cell>
              <table:table-cell office:value-type="float" office:value="0.0612164296998">
                <text:p>0.0612164296998</text:p>
              </table:table-cell>
              <table:table-cell office:value-type="float" office:value="0.0592417061611">
                <text:p>0.0592417061611</text:p>
              </table:table-cell>
              <table:table-cell office:value-type="float" office:value="0.0102685624013">
                <text:p>0.01026856240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1pt" style:font-size-asian="7.5pt" style:font-size-complex="7.5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cm" svg:height="8.508cm" chart:class="chart:scatter" chart:style-name="ch1">
        <chart:legend chart:legend-position="end" svg:x="10.118cm" svg:y="3.782cm" chart:style-name="ch2"/>
        <chart:plot-area chart:style-name="ch3" chart:data-source-has-labels="both" svg:x="0.258cm" svg:y="0.17cm" svg:width="10.089cm" svg:height="7.995cm">
          <chart:axis chart:dimension="x" chart:name="primary-x" chart:style-name="ch4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Acc(LRB)</text:p>
              </table:table-cell>
              <table:table-cell office:value-type="string">
                <text:p>cAcc(IFV)</text:p>
              </table:table-cell>
            </table:table-row>
          </table:table-header-rows>
          <table:table-rows>
            <table:table-row>
              <table:table-cell office:value-type="string">
                <text:p>Fila 13</text:p>
              </table:table-cell>
              <table:table-cell office:value-type="float" office:value="2620">
                <text:p>2620</text:p>
              </table:table-cell>
              <table:table-cell office:value-type="float" office:value="0.0691547749726">
                <text:p>0.0691547749726</text:p>
              </table:table-cell>
              <table:table-cell office:value-type="float" office:value="0.798024149286">
                <text:p>0.798024149286</text:p>
              </table:table-cell>
            </table:table-row>
            <table:table-row>
              <table:table-cell office:value-type="string">
                <text:p>Fila 14</text:p>
              </table:table-cell>
              <table:table-cell office:value-type="float" office:value="5230">
                <text:p>5230</text:p>
              </table:table-cell>
              <table:table-cell office:value-type="float" office:value="0.514886164623">
                <text:p>0.514886164623</text:p>
              </table:table-cell>
              <table:table-cell office:value-type="float" office:value="0.830998248687">
                <text:p>0.830998248687</text:p>
              </table:table-cell>
            </table:table-row>
            <table:table-row>
              <table:table-cell office:value-type="string">
                <text:p>Fila 15</text:p>
              </table:table-cell>
              <table:table-cell office:value-type="float" office:value="7842">
                <text:p>7842</text:p>
              </table:table-cell>
              <table:table-cell office:value-type="float" office:value="0.734862385321">
                <text:p>0.734862385321</text:p>
              </table:table-cell>
              <table:table-cell office:value-type="float" office:value="0.782568807339">
                <text:p>0.782568807339</text:p>
              </table:table-cell>
            </table:table-row>
            <table:table-row>
              <table:table-cell office:value-type="string">
                <text:p>Fila 16</text:p>
              </table:table-cell>
              <table:table-cell office:value-type="float" office:value="10449">
                <text:p>10449</text:p>
              </table:table-cell>
              <table:table-cell office:value-type="float" office:value="0.773888363292">
                <text:p>0.773888363292</text:p>
              </table:table-cell>
              <table:table-cell office:value-type="float" office:value="0.773888363292">
                <text:p>0.773888363292</text:p>
              </table:table-cell>
            </table:table-row>
            <table:table-row>
              <table:table-cell office:value-type="string">
                <text:p>Fila 17</text:p>
              </table:table-cell>
              <table:table-cell office:value-type="float" office:value="13065">
                <text:p>13065</text:p>
              </table:table-cell>
              <table:table-cell office:value-type="float" office:value="0.790540540541">
                <text:p>0.790540540541</text:p>
              </table:table-cell>
              <table:table-cell office:value-type="float" office:value="0.790540540541">
                <text:p>0.790540540541</text:p>
              </table:table-cell>
            </table:table-row>
            <table:table-row>
              <table:table-cell office:value-type="string">
                <text:p>Fila 18</text:p>
              </table:table-cell>
              <table:table-cell office:value-type="float" office:value="15671">
                <text:p>15671</text:p>
              </table:table-cell>
              <table:table-cell office:value-type="float" office:value="0.802631578947">
                <text:p>0.802631578947</text:p>
              </table:table-cell>
              <table:table-cell office:value-type="float" office:value="0.802631578947">
                <text:p>0.802631578947</text:p>
              </table:table-cell>
            </table:table-row>
            <table:table-row>
              <table:table-cell office:value-type="string">
                <text:p>Fila 19</text:p>
              </table:table-cell>
              <table:table-cell office:value-type="float" office:value="18280">
                <text:p>18280</text:p>
              </table:table-cell>
              <table:table-cell office:value-type="float" office:value="0.806953339433">
                <text:p>0.806953339433</text:p>
              </table:table-cell>
              <table:table-cell office:value-type="float" office:value="0.806953339433">
                <text:p>0.806953339433</text:p>
              </table:table-cell>
            </table:table-row>
            <table:table-row>
              <table:table-cell office:value-type="string">
                <text:p>Fila 20</text:p>
              </table:table-cell>
              <table:table-cell office:value-type="float" office:value="20901">
                <text:p>20901</text:p>
              </table:table-cell>
              <table:table-cell office:value-type="float" office:value="0.780847145488">
                <text:p>0.780847145488</text:p>
              </table:table-cell>
              <table:table-cell office:value-type="float" office:value="0.780847145488">
                <text:p>0.780847145488</text:p>
              </table:table-cell>
            </table:table-row>
            <table:table-row>
              <table:table-cell office:value-type="string">
                <text:p>Fila 21</text:p>
              </table:table-cell>
              <table:table-cell office:value-type="float" office:value="23519">
                <text:p>23519</text:p>
              </table:table-cell>
              <table:table-cell office:value-type="float" office:value="0.797169811321">
                <text:p>0.797169811321</text:p>
              </table:table-cell>
              <table:table-cell office:value-type="float" office:value="0.77641509434">
                <text:p>0.77641509434</text:p>
              </table:table-cell>
            </table:table-row>
            <table:table-row>
              <table:table-cell office:value-type="string">
                <text:p>Fila 22</text:p>
              </table:table-cell>
              <table:table-cell office:value-type="float" office:value="26051">
                <text:p>26051</text:p>
              </table:table-cell>
              <table:table-cell office:value-type="float" office:value="0.79552715655">
                <text:p>0.79552715655</text:p>
              </table:table-cell>
              <table:table-cell office:value-type="float" office:value="0.301384451544">
                <text:p>0.30138445154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